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estRuleIntegratesWithRuleChainTest.rule_can_be_changed_to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ByDefault.unuse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ByDefault.creates_mocks_in_correct_rulechain_or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ByDefault.creates_mocks_in_correct_rulechain_or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ByDefault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ByDefault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estRuleIntegratesWithRuleChainTest.rule_can_be_changed_to_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